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font-size="12pt" fo:letter-spacing="normal" fo:font-style="normal" fo:font-weight="bold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95031631928913968" text:style-name="Outline">
        <text:list-item>
          <text:h text:style-name="P4" text:outline-level="1">-v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6-4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line-break/>flutter run -v --flavor development -t lib/config/main_development.dart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4-26T09:20:22</meta:creation-date>
    <meta:editing-duration>PT6M15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10" meta:word-count="23" meta:character-count="194"/>
    <dc:date>2019-04-26T09:26:37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